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" fo:font-size="13pt" fo:font-style="italic" style:text-underline-style="none" fo:font-weight="bold" style:font-name-asian="Arial2" style:font-size-asian="11.3500003814697pt" style:font-style-asian="italic" style:font-weight-asian="bold" style:font-name-complex="Arial2" style:font-size-complex="13pt" style:font-style-complex="italic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Data: <text:s/>08 Marzo 2008</text:p>
      <text:p text:style-name="P7">Oggetto: lettera di presentazione</text:p>
      <text:p text:style-name="P7"/>
      <text:p text:style-name="P8"/>
      <text:p text:style-name="P9">C.a. Professori Tullio Vardanega e Claudio Palazzi</text:p>
      <text:p text:style-name="P7"/>
      <text:p text:style-name="P16"><text:tab/>Per la revisione corrente, RQ, presentiamo una versione ancora non definitiva del codice; parte logica e parte grafica ancora non comunicano.</text:p>
      <text:p text:style-name="P16"><text:tab/>In ogni caso la parte logica è completa e della parte grafica mancano solo dei punti marginali che saranno ultimati sicuramente per la prima data di Revisione di Accettazione.</text:p>
      <text:p text:style-name="P16"/>
      <text:p text:style-name="P16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6"/>
      <text:p text:style-name="P16">RingraziandoVi per aver scelto <text:span text:style-name="T2">StyloSoft</text:span></text:p>
      <text:p text:style-name="P16">porgiamo Distinti Saluti.</text:p>
      <text:p text:style-name="P12"/>
      <text:p text:style-name="P12"/>
      <text:p text:style-name="P12"><text:tab/><text:tab/><text:tab/><text:tab/><text:tab/><text:tab/><text:tab/><text:tab/><text:tab/><text:span text:style-name="T3">Il Responsabile</text:span></text:p>
      <text:p text:style-name="P11"><text:tab/><text:tab/><text:tab/><text:tab/><text:tab/><text:tab/><text:tab/><text:tab/><text:tab/> <text:s text:c="2"/><text:span text:style-name="T4">Luca Rubin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08T10:29:06</dc:date>
    <meta:print-date>2005-11-30T16:25:56</meta:print-date>
    <meta:editing-cycles>315</meta:editing-cycles>
    <meta:editing-duration>P1DT4H28M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" meta:word-count="105" meta:character-count="759"/>
  </office:meta>
</office:document-meta>
</file>